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CENTE CALDAS, SHANIBETH SHAMI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CENTE CALDAS, SHANIBETH SHAMI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FRANCES ROJ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49:1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